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ext_20body" style:family="paragraph"/>
    <style:style style:name="P4" style:parent-style-name="MyNewStyle" style:family="paragraph">
      <style:text-properties fo:color="#000000"/>
    </style:style>
    <style:style style:name="T1" style:parent-style-name="MyNewStyle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F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Create New Style For Paragraph</text:h>
      <text:p text:style-name="P2">In this example, the following paragraph will have a new named style (in styles.xml) defined and applied.</text:p>
      <text:p ac:change001="F,modify,text:style-name,P3" text:style-name="P4"><text:span text:style-name="T1">This paragraph will have a new style applied to it. The style will define drop-caps to cover three lines. Lorem ipsum dolor sit amet, consectetur adipiscing elit. Mauris mollis tincidunt eros, quis commodo urna gravida ac. Duis vel es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MyNewStyle" style:display-name="MyNewStyle" style:family="paragraph">
      <style:paragraph-properties fo:margin-bottom="6.009459229600000pt" fo:margin-top="0.000000000000000pt" fo:padding-top="0.000000000000000pt" style:tab-stop-distance="35.461478755799995pt" style:writing-mode="page">
        <style:drop-cap style:lines="3" style:length="1"/>
      </style:paragraph-properties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8T11:53:49</dc:date>
    <meta:creation-date>2010-06-24T11:08:31</meta:creation-date>
    <dc:creator>Tristan Mitchell</dc:creator>
  </office:meta>
</office:document-meta>
</file>